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3.8823in" svg:y="1.8508in">
            <draw:object draw:notify-on-update-of-ranges="Sheet1.B12:Sheet1.B17 Sheet1.C11:Sheet1.C11 Sheet1.C12:Sheet1.C17 Sheet1.D11:Sheet1.D11 Sheet1.D12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8413in" svg:y="5.8087in">
            <draw:object draw:notify-on-update-of-ranges="Sheet1.B35:Sheet1.B40 Sheet1.C34:Sheet1.C34 Sheet1.C35:Sheet1.C40 Sheet1.D34:Sheet1.D34 Sheet1.D35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3in" svg:x="3.8717in" svg:y="9.652in">
            <draw:object draw:notify-on-update-of-ranges="Sheet1.B56:Sheet1.B61 Sheet1.C55:Sheet1.C55 Sheet1.C56:Sheet1.C61 Sheet1.D55:Sheet1.D55 Sheet1.D56:Sheet1.D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.9953in" svg:y="15.1362in">
            <draw:object draw:notify-on-update-of-ranges="Sheet1.B86:Sheet1.B91 Sheet1.C86:Sheet1.C91 Sheet1.D86:Sheet1.D9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 variant</text:p>
          </table:table-cell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office:value-type="float" office:value="32.02" calcext:value-type="float">
            <text:p>32.02</text:p>
          </table:table-cell>
          <table:table-cell table:style-name="ce3" table:number-columns-repeated="2"/>
          <table:table-cell/>
          <table:table-cell table:style-name="ce4" office:value-type="string" calcext:value-type="string" table:number-columns-spanned="3" table:number-rows-spanned="1">
            <text:p>#PBS -l select=1:ncpus=1:mpiprocs=1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3"/>
          <table:table-cell table:style-name="ce1" office:value-type="float" office:value="22.17" calcext:value-type="float">
            <text:p>22.17</text:p>
          </table:table-cell>
          <table:table-cell table:style-name="ce1" office:value-type="float" office:value="16.65" calcext:value-type="float">
            <text:p>16.65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1:mpiprocs=1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3"/>
          <table:table-cell office:value-type="float" office:value="10.61" calcext:value-type="float">
            <text:p>10.61</text:p>
          </table:table-cell>
          <table:table-cell table:style-name="ce1" office:value-type="float" office:value="8.82" calcext:value-type="float">
            <text:p>8.82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2:mpiprocs=2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3"/>
          <table:table-cell table:style-name="ce1" office:value-type="float" office:value="5.65" calcext:value-type="float">
            <text:p>5.65</text:p>
          </table:table-cell>
          <table:table-cell table:style-name="ce1" office:value-type="float" office:value="4.38" calcext:value-type="float">
            <text:p>4.38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4:mpiprocs=4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3"/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2.09" calcext:value-type="float">
            <text:p>2.09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8:mpiprocs=8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3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52" calcext:value-type="float">
            <text:p>1.5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ядро</text:p>
          </table:table-cell>
          <table:table-cell table:formula="of:=[.C3]" office:value-type="float" office:value="32.02" calcext:value-type="float">
            <text:p>32.02</text:p>
          </table:table-cell>
          <table:table-cell table:formula="of:=[.C3]" office:value-type="float" office:value="32.02" calcext:value-type="float">
            <text:p>32.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1" table:formula="of:=[.D4]" office:value-type="float" office:value="22.17" calcext:value-type="float">
            <text:p>22.17</text:p>
          </table:table-cell>
          <table:table-cell table:style-name="ce1" table:formula="of:=[.E4]" office:value-type="float" office:value="16.65" calcext:value-type="float">
            <text:p>16.6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formula="of:=[.D5]" office:value-type="float" office:value="10.61" calcext:value-type="float">
            <text:p>10.61</text:p>
          </table:table-cell>
          <table:table-cell table:style-name="ce1" table:formula="of:=[.E5]" office:value-type="float" office:value="8.82" calcext:value-type="float">
            <text:p>8.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1" table:formula="of:=[.D6]" office:value-type="float" office:value="5.65" calcext:value-type="float">
            <text:p>5.65</text:p>
          </table:table-cell>
          <table:table-cell table:style-name="ce1" table:formula="of:=[.E6]" office:value-type="float" office:value="4.38" calcext:value-type="float">
            <text:p>4.3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1" table:formula="of:=[.D7]" office:value-type="float" office:value="2.97" calcext:value-type="float">
            <text:p>2.97</text:p>
          </table:table-cell>
          <table:table-cell table:style-name="ce1" table:formula="of:=[.E7]" office:value-type="float" office:value="2.09" calcext:value-type="float">
            <text:p>2.0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1" table:formula="of:=[.D8]" office:value-type="float" office:value="2.2" calcext:value-type="float">
            <text:p>2.2</text:p>
          </table:table-cell>
          <table:table-cell table:style-name="ce1" table:formula="of:=[.E8]" office:value-type="float" office:value="1.52" calcext:value-type="float">
            <text:p>1.52</text:p>
          </table:table-cell>
          <table:table-cell table:number-columns-repeated="5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ядро</text:p>
          </table:table-cell>
          <table:table-cell table:formula="of:=[.C12]/[.C3]" office:value-type="float" office:value="1" calcext:value-type="float">
            <text:p>1</text:p>
          </table:table-cell>
          <table:table-cell table:formula="of:=[.C3]/[.D12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formula="of:= [.C3]/[.D4]" office:value-type="float" office:value="1.44429409111412" calcext:value-type="float">
            <text:p>1.44429409111412</text:p>
          </table:table-cell>
          <table:table-cell table:formula="of:=[.C3]/[.E4]" office:value-type="float" office:value="1.92312312312312" calcext:value-type="float">
            <text:p>1.923123123123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formula="of:= [.C3]/[.D5]" office:value-type="float" office:value="3.01790763430726" calcext:value-type="float">
            <text:p>3.01790763430726</text:p>
          </table:table-cell>
          <table:table-cell table:formula="of:=[.C3]/[.E5]" office:value-type="float" office:value="3.63038548752834" calcext:value-type="float">
            <text:p>3.630385487528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formula="of:= [.C3]/[.D6]" office:value-type="float" office:value="5.66725663716814" calcext:value-type="float">
            <text:p>5.66725663716814</text:p>
          </table:table-cell>
          <table:table-cell table:formula="of:=[.C3]/[.E6]" office:value-type="float" office:value="7.31050228310502" calcext:value-type="float">
            <text:p>7.310502283105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formula="of:= [.C3]/[.D7]" office:value-type="float" office:value="10.7811447811448" calcext:value-type="float">
            <text:p>10.7811447811448</text:p>
          </table:table-cell>
          <table:table-cell table:formula="of:=[.C3]/[.E7]" office:value-type="float" office:value="15.3205741626794" calcext:value-type="float">
            <text:p>15.32057416267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4 ядра</text:p>
          </table:table-cell>
          <table:table-cell table:formula="of:=[.C3]/[.D8]" office:value-type="float" office:value="14.5545454545455" calcext:value-type="float">
            <text:p>14.5545454545455</text:p>
          </table:table-cell>
          <table:table-cell table:formula="of:=[.C3]/[.E8]" office:value-type="float" office:value="21.0657894736842" calcext:value-type="float">
            <text:p>21.0657894736842</text:p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ядро</text:p>
          </table:table-cell>
          <table:table-cell table:formula="of:=[.C35]/1 * 100" office:value-type="float" office:value="100" calcext:value-type="float">
            <text:p>100</text:p>
          </table:table-cell>
          <table:table-cell table:formula="of:=[.D35]/1 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formula="of:=[.C36]/2 * 100" office:value-type="float" office:value="72.2147045557059" calcext:value-type="float">
            <text:p>72.2147045557059</text:p>
          </table:table-cell>
          <table:table-cell table:formula="of:=[.D36]/2 * 100" office:value-type="float" office:value="96.1561561561562" calcext:value-type="float">
            <text:p>96.156156156156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formula="of:=[.C37]/4 * 100" office:value-type="float" office:value="75.4476908576815" calcext:value-type="float">
            <text:p>75.4476908576815</text:p>
          </table:table-cell>
          <table:table-cell table:formula="of:=[.D37]/4 * 100" office:value-type="float" office:value="90.7596371882086" calcext:value-type="float">
            <text:p>90.75963718820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formula="of:=[.C38]/8 * 100" office:value-type="float" office:value="70.8407079646018" calcext:value-type="float">
            <text:p>70.8407079646018</text:p>
          </table:table-cell>
          <table:table-cell table:formula="of:=[.D38]/8 * 100" office:value-type="float" office:value="91.3812785388128" calcext:value-type="float">
            <text:p>91.38127853881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formula="of:=[.C39]/16 * 100" office:value-type="float" office:value="67.3821548821549" calcext:value-type="float">
            <text:p>67.3821548821549</text:p>
          </table:table-cell>
          <table:table-cell table:formula="of:=[.D39]/16 * 100" office:value-type="float" office:value="95.7535885167464" calcext:value-type="float">
            <text:p>95.75358851674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4 ядра</text:p>
          </table:table-cell>
          <table:table-cell table:formula="of:=[.C40]/24 * 100" office:value-type="float" office:value="60.6439393939394" calcext:value-type="float">
            <text:p>60.6439393939394</text:p>
          </table:table-cell>
          <table:table-cell table:formula="of:=[.D40] / 24 * 100" office:value-type="float" office:value="87.7741228070176" calcext:value-type="float">
            <text:p>87.7741228070176</text:p>
          </table:table-cell>
          <table:table-cell table:number-columns-repeated="5"/>
        </table:table-row>
        <table:table-row table:style-name="ro1" table:number-rows-repeated="15">
          <table:table-cell table:number-columns-repeated="9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 variant</text:p>
          </table:table-cell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office:value-type="float" office:value="32.02" calcext:value-type="float">
            <text:p>32.02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3"/>
          <table:table-cell table:style-name="ce1" office:value-type="float" office:value="11.98" calcext:value-type="float">
            <text:p>11.98</text:p>
          </table:table-cell>
          <table:table-cell table:style-name="ce1" office:value-type="float" office:value="6.52" calcext:value-type="float">
            <text:p>6.5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3"/>
          <table:table-cell office:value-type="float" office:value="7.02" calcext:value-type="float">
            <text:p>7.02</text:p>
          </table:table-cell>
          <table:table-cell table:style-name="ce1" office:value-type="float" office:value="5.05" calcext:value-type="float">
            <text:p>5.0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3"/>
          <table:table-cell table:style-name="ce1" office:value-type="float" office:value="12.99" calcext:value-type="float">
            <text:p>12.99</text:p>
          </table:table-cell>
          <table:table-cell table:style-name="ce1" office:value-type="float" office:value="5.21" calcext:value-type="float">
            <text:p>5.2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3"/>
          <table:table-cell table:style-name="ce1" office:value-type="float" office:value="18.03" calcext:value-type="float">
            <text:p>18.03</text:p>
          </table:table-cell>
          <table:table-cell table:style-name="ce1" office:value-type="float" office:value="7.12" calcext:value-type="float">
            <text:p>7.1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3"/>
          <table:table-cell table:style-name="ce1" office:value-type="float" office:value="8.93" calcext:value-type="float">
            <text:p>8.93</text:p>
          </table:table-cell>
          <table:table-cell table:style-name="ce1" office:value-type="float" office:value="7.51" calcext:value-type="float">
            <text:p>7.51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поток</text:p>
          </table:table-cell>
          <table:table-cell table:style-name="ce1" table:formula="of:=[.C78]" office:value-type="float" office:value="32.02" calcext:value-type="float">
            <text:p>32.02</text:p>
          </table:table-cell>
          <table:table-cell table:style-name="ce1" table:formula="of:=[.C78]" office:value-type="float" office:value="32.02" calcext:value-type="float">
            <text:p>32.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 потока</text:p>
          </table:table-cell>
          <table:table-cell table:style-name="ce1" table:formula="of:=[.D79]" office:value-type="float" office:value="11.98" calcext:value-type="float">
            <text:p>11.98</text:p>
          </table:table-cell>
          <table:table-cell table:style-name="ce1" table:formula="of:=[.E79]" office:value-type="float" office:value="6.52" calcext:value-type="float">
            <text:p>6.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4 потока</text:p>
          </table:table-cell>
          <table:table-cell table:style-name="ce1" table:formula="of:=[.D80]" office:value-type="float" office:value="7.02" calcext:value-type="float">
            <text:p>7.02</text:p>
          </table:table-cell>
          <table:table-cell table:style-name="ce1" table:formula="of:=[.E80]" office:value-type="float" office:value="5.05" calcext:value-type="float">
            <text:p>5.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8 потоков</text:p>
          </table:table-cell>
          <table:table-cell table:style-name="ce1" table:formula="of:=[.D81]" office:value-type="float" office:value="12.99" calcext:value-type="float">
            <text:p>12.99</text:p>
          </table:table-cell>
          <table:table-cell table:style-name="ce1" table:formula="of:=[.E81]" office:value-type="float" office:value="5.21" calcext:value-type="float">
            <text:p>5.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2 потоков</text:p>
          </table:table-cell>
          <table:table-cell table:style-name="ce1" table:formula="of:=[.D82]" office:value-type="float" office:value="18.03" calcext:value-type="float">
            <text:p>18.03</text:p>
          </table:table-cell>
          <table:table-cell table:style-name="ce1" table:formula="of:=[.E82]" office:value-type="float" office:value="7.12" calcext:value-type="float">
            <text:p>7.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6 потоков </text:p>
          </table:table-cell>
          <table:table-cell table:style-name="ce1" table:formula="of:=[.D83]" office:value-type="float" office:value="8.93" calcext:value-type="float">
            <text:p>8.93</text:p>
          </table:table-cell>
          <table:table-cell table:style-name="ce1" table:formula="of:=[.E83]" office:value-type="float" office:value="7.51" calcext:value-type="float">
            <text:p>7.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7:15:20.056520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1:24:10.542635423</meta:creation-date>
    <meta:generator>LibreOffice/6.4.6.2$Linux_X86_64 LibreOffice_project/40$Build-2</meta:generator>
    <dc:date>2021-03-30T17:29:15.773202196</dc:date>
    <meta:editing-duration>PT1H16M27S</meta:editing-duration>
    <meta:editing-cycles>4</meta:editing-cycles>
    <meta:document-statistic meta:table-count="1" meta:cell-count="12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1.21cm" svg:y="0.289cm" chart:style-name="ch2">
          <text:p>График зависимости времени работы программы от количества параллельно работающих ядер</text:p>
        </chart:title>
        <chart:legend chart:legend-position="end" svg:x="13.338cm" svg:y="3.955cm" style:legend-expansion="high" chart:style-name="ch3"/>
        <chart:plot-area chart:style-name="ch4" table:cell-range-address="Sheet1.B11:Sheet1.D17" chart:data-source-has-labels="both" svg:x="1.331cm" svg:y="1.778cm" svg:width="11.687cm" svg:height="6.067cm">
          <chartooo:coordinate-region svg:x="1.952cm" svg:y="1.977cm" svg:width="10.442cm" svg:height="5.221cm"/>
          <chart:axis chart:dimension="x" chart:name="primary-x" chart:style-name="ch5" chartooo:axis-type="auto">
            <chartooo:date-scale/>
            <chart:title svg:x="5.582cm" svg:y="8.025cm" chart:style-name="ch6">
              <text:p>Количество ядер, шт</text:p>
            </chart:title>
            <chart:categories table:cell-range-address="Sheet1.B12:Sheet1.B17"/>
          </chart:axis>
          <chart:axis chart:dimension="y" chart:name="primary-y" chart:style-name="ch5">
            <chart:title svg:x="0.451cm" svg:y="6.099cm" chart:style-name="ch7">
              <text:p>Время работы, с</text:p>
            </chart:title>
            <chart:grid chart:style-name="ch8" chart:class="major"/>
          </chart:axis>
          <chart:series chart:style-name="ch9" chart:values-cell-range-address="Sheet1.C12:Sheet1.C17" chart:label-cell-address="Sheet1.C11:Sheet1.C11" chart:class="chart:line">
            <chart:data-point chart:repeated="6"/>
          </chart:series>
          <chart:series chart:style-name="ch10" chart:values-cell-range-address="Sheet1.D12:Sheet1.D17" chart:label-cell-address="Sheet1.D11:Sheet1.D1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11:Sheet1.C11</svg:desc>
                </draw:g>
              </table:table-cell>
              <table:table-cell office:value-type="string">
                <text:p>3 variant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12:Sheet1.B17</svg:desc>
                </draw:g>
              </table:table-cell>
              <table:table-cell office:value-type="float" office:value="32.02">
                <text:p>32.02</text:p>
                <draw:g>
                  <svg:desc>Sheet1.C12:Sheet1.C17</svg:desc>
                </draw:g>
              </table:table-cell>
              <table:table-cell office:value-type="float" office:value="32.02">
                <text:p>32.02</text:p>
                <draw:g>
                  <svg:desc>Sheet1.D12:Sheet1.D17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22.17">
                <text:p>22.1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10.61">
                <text:p>10.61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5.65">
                <text:p>5.6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2.97">
                <text:p>2.9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2.2">
                <text:p>2.2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04cm" svg:y="0.315cm" chart:style-name="ch2">
          <text:p>График зависимоcти ускорения работы программы от количества параллельно работающих ядер</text:p>
        </chart:title>
        <chart:legend chart:legend-position="end" svg:x="13.333cm" svg:y="3.952cm" style:legend-expansion="high" chart:style-name="ch3"/>
        <chart:plot-area chart:style-name="ch4" table:cell-range-address="Sheet1.B34:Sheet1.D40" chart:data-source-has-labels="both" svg:x="1.331cm" svg:y="1.778cm" svg:width="11.682cm" svg:height="6.061cm">
          <chartooo:coordinate-region svg:x="1.952cm" svg:y="1.977cm" svg:width="10.437cm" svg:height="5.215cm"/>
          <chart:axis chart:dimension="x" chart:name="primary-x" chart:style-name="ch5" chartooo:axis-type="auto">
            <chartooo:date-scale/>
            <chart:title svg:x="5.58cm" svg:y="8.019cm" chart:style-name="ch6">
              <text:p>Количество ядер, шт</text:p>
            </chart:title>
            <chart:categories table:cell-range-address="Sheet1.B35:Sheet1.B40"/>
          </chart:axis>
          <chart:axis chart:dimension="y" chart:name="primary-y" chart:style-name="ch5">
            <chart:title svg:x="0.451cm" svg:y="5.672cm" chart:style-name="ch7">
              <text:p>Ускорение</text:p>
            </chart:title>
            <chart:grid chart:style-name="ch8" chart:class="major"/>
          </chart:axis>
          <chart:series chart:style-name="ch9" chart:values-cell-range-address="Sheet1.C35:Sheet1.C40" chart:label-cell-address="Sheet1.C34:Sheet1.C34" chart:class="chart:line">
            <chart:data-point chart:repeated="6"/>
          </chart:series>
          <chart:series chart:style-name="ch10" chart:values-cell-range-address="Sheet1.D35:Sheet1.D40" chart:label-cell-address="Sheet1.D34:Sheet1.D3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34:Sheet1.C34</svg:desc>
                </draw:g>
              </table:table-cell>
              <table:table-cell office:value-type="string">
                <text:p>3 variant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35:Sheet1.B40</svg:desc>
                </draw:g>
              </table:table-cell>
              <table:table-cell office:value-type="float" office:value="1">
                <text:p>1</text:p>
                <draw:g>
                  <svg:desc>Sheet1.C35:Sheet1.C40</svg:desc>
                </draw:g>
              </table:table-cell>
              <table:table-cell office:value-type="float" office:value="1">
                <text:p>1</text:p>
                <draw:g>
                  <svg:desc>Sheet1.D35:Sheet1.D40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1.44429409111412">
                <text:p>1.44429409111412</text:p>
              </table:table-cell>
              <table:table-cell office:value-type="float" office:value="1.92312312312312">
                <text:p>1.92312312312312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3.01790763430726">
                <text:p>3.01790763430726</text:p>
              </table:table-cell>
              <table:table-cell office:value-type="float" office:value="3.63038548752834">
                <text:p>3.63038548752834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5.66725663716814">
                <text:p>5.66725663716814</text:p>
              </table:table-cell>
              <table:table-cell office:value-type="float" office:value="7.31050228310502">
                <text:p>7.31050228310502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10.7811447811448">
                <text:p>10.7811447811448</text:p>
              </table:table-cell>
              <table:table-cell office:value-type="float" office:value="15.3205741626794">
                <text:p>15.3205741626794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14.5545454545455">
                <text:p>14.5545454545455</text:p>
              </table:table-cell>
              <table:table-cell office:value-type="float" office:value="21.0657894736842">
                <text:p>21.0657894736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title svg:x="0.702cm" svg:y="0.236cm" chart:style-name="ch2">
          <text:p>График зависимости эффективности работы программы от количества параллельно работающих ядер</text:p>
        </chart:title>
        <chart:legend chart:legend-position="end" svg:x="13.337cm" svg:y="3.955cm" style:legend-expansion="high" chart:style-name="ch3"/>
        <chart:plot-area chart:style-name="ch4" table:cell-range-address="Sheet1.B55:Sheet1.D61" chart:data-source-has-labels="both" svg:x="1.331cm" svg:y="1.778cm" svg:width="11.686cm" svg:height="6.067cm">
          <chartooo:coordinate-region svg:x="1.952cm" svg:y="1.977cm" svg:width="10.255cm" svg:height="5.221cm"/>
          <chart:axis chart:dimension="x" chart:name="primary-x" chart:style-name="ch5" chartooo:axis-type="auto">
            <chartooo:date-scale/>
            <chart:title svg:x="5.582cm" svg:y="8.025cm" chart:style-name="ch6">
              <text:p>Количество ядер, шт</text:p>
            </chart:title>
            <chart:categories table:cell-range-address="Sheet1.B56:Sheet1.B61"/>
          </chart:axis>
          <chart:axis chart:dimension="y" chart:name="primary-y" chart:style-name="ch5">
            <chart:title svg:x="0.451cm" svg:y="6.284cm" chart:style-name="ch7">
              <text:p>Эффективность, %</text:p>
            </chart:title>
            <chart:grid chart:style-name="ch8" chart:class="major"/>
          </chart:axis>
          <chart:series chart:style-name="ch9" chart:values-cell-range-address="Sheet1.C56:Sheet1.C61" chart:label-cell-address="Sheet1.C55:Sheet1.C55" chart:class="chart:line">
            <chart:data-point chart:repeated="6"/>
          </chart:series>
          <chart:series chart:style-name="ch10" chart:values-cell-range-address="Sheet1.D56:Sheet1.D61" chart:label-cell-address="Sheet1.D55:Sheet1.D5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55:Sheet1.C55</svg:desc>
                </draw:g>
              </table:table-cell>
              <table:table-cell office:value-type="string">
                <text:p>3 variant</text:p>
                <draw:g>
                  <svg:desc>Sheet1.D55:Sheet1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56:Sheet1.B61</svg:desc>
                </draw:g>
              </table:table-cell>
              <table:table-cell office:value-type="float" office:value="100">
                <text:p>100</text:p>
                <draw:g>
                  <svg:desc>Sheet1.C56:Sheet1.C61</svg:desc>
                </draw:g>
              </table:table-cell>
              <table:table-cell office:value-type="float" office:value="100">
                <text:p>100</text:p>
                <draw:g>
                  <svg:desc>Sheet1.D56:Sheet1.D61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72.2147045557059">
                <text:p>72.2147045557059</text:p>
              </table:table-cell>
              <table:table-cell office:value-type="float" office:value="96.1561561561562">
                <text:p>96.1561561561562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75.4476908576815">
                <text:p>75.4476908576815</text:p>
              </table:table-cell>
              <table:table-cell office:value-type="float" office:value="90.7596371882086">
                <text:p>90.7596371882086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70.8407079646018">
                <text:p>70.8407079646018</text:p>
              </table:table-cell>
              <table:table-cell office:value-type="float" office:value="91.3812785388128">
                <text:p>91.3812785388128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67.3821548821549">
                <text:p>67.3821548821549</text:p>
              </table:table-cell>
              <table:table-cell office:value-type="float" office:value="95.7535885167464">
                <text:p>95.7535885167464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60.6439393939394">
                <text:p>60.6439393939394</text:p>
              </table:table-cell>
              <table:table-cell office:value-type="float" office:value="87.7741228070176">
                <text:p>87.7741228070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B86:Sheet1.D91" chart:data-source-has-labels="column" svg:x="1.331cm" svg:y="0.18cm" svg:width="11.497cm" svg:height="7.659cm">
          <chartooo:coordinate-region svg:x="1.952cm" svg:y="0.379cm" svg:width="9.961cm" svg:height="6.813cm"/>
          <chart:axis chart:dimension="x" chart:name="primary-x" chart:style-name="ch4" chartooo:axis-type="auto">
            <chartooo:date-scale/>
            <chart:title svg:x="5.275cm" svg:y="8.019cm" chart:style-name="ch5">
              <text:p>Количество потоков, шт</text:p>
            </chart:title>
            <chart:categories table:cell-range-address="Sheet1.B86:Sheet1.B91"/>
          </chart:axis>
          <chart:axis chart:dimension="y" chart:name="primary-y" chart:style-name="ch4">
            <chart:title svg:x="0.451cm" svg:y="5.31cm" chart:style-name="ch6">
              <text:p>Врема работы, с</text:p>
            </chart:title>
            <chart:grid chart:style-name="ch7" chart:class="major"/>
          </chart:axis>
          <chart:series chart:style-name="ch8" chart:values-cell-range-address="Sheet1.C86:Sheet1.C91" chart:class="chart:line">
            <chart:data-point chart:repeated="6"/>
          </chart:series>
          <chart:series chart:style-name="ch9" chart:values-cell-range-address="Sheet1.D86:Sheet1.D9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 поток</text:p>
                <draw:g>
                  <svg:desc>Sheet1.B86:Sheet1.B91</svg:desc>
                </draw:g>
              </table:table-cell>
              <table:table-cell office:value-type="float" office:value="32.02">
                <text:p>32.02</text:p>
                <draw:g>
                  <svg:desc>Sheet1.C86:Sheet1.C91</svg:desc>
                </draw:g>
              </table:table-cell>
              <table:table-cell office:value-type="float" office:value="32.02">
                <text:p>32.02</text:p>
                <draw:g>
                  <svg:desc>Sheet1.D86:Sheet1.D91</svg:desc>
                </draw:g>
              </table:table-cell>
            </table:table-row>
            <table:table-row>
              <table:table-cell office:value-type="string">
                <text:p>2 потока</text:p>
              </table:table-cell>
              <table:table-cell office:value-type="float" office:value="11.98">
                <text:p>11.9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4 потока</text:p>
              </table:table-cell>
              <table:table-cell office:value-type="float" office:value="7.02">
                <text:p>7.02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8 потоков</text:p>
              </table:table-cell>
              <table:table-cell office:value-type="float" office:value="12.99">
                <text:p>12.99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2 потоков</text:p>
              </table:table-cell>
              <table:table-cell office:value-type="float" office:value="18.03">
                <text:p>18.03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6 потоков </text:p>
              </table:table-cell>
              <table:table-cell office:value-type="float" office:value="8.93">
                <text:p>8.93</text:p>
              </table:table-cell>
              <table:table-cell office:value-type="float" office:value="7.51">
                <text:p>7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